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c82" officeooo:paragraph-rsid="000fac82"/>
    </style:style>
    <style:style style:name="P2" style:family="paragraph" style:parent-style-name="Standard">
      <style:text-properties officeooo:rsid="0010662d" officeooo:paragraph-rsid="0010662d"/>
    </style:style>
    <style:style style:name="P3" style:family="paragraph" style:parent-style-name="Standard">
      <style:text-properties officeooo:rsid="0010662d" officeooo:paragraph-rsid="0010cbbd"/>
    </style:style>
    <style:style style:name="P4" style:family="paragraph" style:parent-style-name="Standard">
      <style:text-properties officeooo:rsid="0010662d" officeooo:paragraph-rsid="0011a0d3"/>
    </style:style>
    <style:style style:name="P5" style:family="paragraph" style:parent-style-name="Standard">
      <style:text-properties officeooo:rsid="0010cbbd" officeooo:paragraph-rsid="0010cbbd"/>
    </style:style>
    <style:style style:name="P6" style:family="paragraph" style:parent-style-name="Standard">
      <style:text-properties officeooo:rsid="0011a0d3" officeooo:paragraph-rsid="0011a0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662d" style:font-weight-asian="bold" style:font-weight-complex="bold"/>
    </style:style>
    <style:style style:name="T3" style:family="text">
      <style:text-properties officeooo:rsid="0010662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cbbd" style:font-weight-asian="normal" style:font-weight-complex="normal"/>
    </style:style>
    <style:style style:name="T6" style:family="text">
      <style:text-properties fo:font-weight="normal" officeooo:rsid="0011a0d3" style:font-weight-asian="normal" style:font-weight-complex="normal"/>
    </style:style>
    <style:style style:name="T7" style:family="text">
      <style:text-properties officeooo:rsid="0010cbbd"/>
    </style:style>
    <style:style style:name="T8" style:family="text">
      <style:text-properties officeooo:rsid="0011a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ine Raytracer (CLR). CLR is an abbreviation of 'clear' in most programming languages, thus the name. CLeaR File Format.</text:p>
      <text:p text:style-name="P6">Definition </text:p>
      <text:p text:style-name="P1">Raytracer scene file storage format (XML formatted document): </text:p>
      <text:p text:style-name="P1"/>
      <text:p text:style-name="P1">Top of document:</text:p>
      <text:p text:style-name="P1"><text:tab/>&lt;?xml version=”1.0” encoding=”utf-8”?&gt;</text:p>
      <text:p text:style-name="P1"/>
      <text:p text:style-name="P1">Tags:</text:p>
      <text:p text:style-name="P2"><text:span text:style-name="T1"><text:tab/>Description</text:span>:</text:p>
      <text:p text:style-name="P2"><text:span text:style-name="T1"><text:tab/>Parent</text:span>:</text:p>
      <text:p text:style-name="P2"><text:span text:style-name="T1"><text:tab/>Attributes</text:span>:</text:p>
      <text:p text:style-name="P1"/>
      <text:p text:style-name="P1">&lt;CLEAR&gt;&lt;/CLEAR&gt;</text:p>
      <text:p text:style-name="P1"><text:tab/><text:span text:style-name="T1">Description</text:span>:</text:p>
      <text:p text:style-name="P1"><text:tab/>Specifies that this portion of the file is in the CLeaR format. All information about the scene <text:tab/>must be inside this tag. </text:p>
      <text:p text:style-name="P1"><text:tab/><text:span text:style-name="T1">Parent</text:span>: None</text:p>
      <text:p text:style-name="P1"><text:tab/><text:span text:style-name="T1">Attributes</text:span>:</text:p>
      <text:p text:style-name="P1"><text:tab/><text:tab/>version: String format. Version number of the document. Current version 0.1</text:p>
      <text:p text:style-name="P1"/>
      <text:p text:style-name="P1">&lt;file_information&gt;&lt;/file_information&gt;</text:p>
      <text:p text:style-name="P1"><text:tab/><text:span text:style-name="T1">Description</text:span>:</text:p>
      <text:p text:style-name="P1"><text:tab/>Contains information about the file. It has no content of its own, it is for grouping child tags that <text:tab/>have the content.</text:p>
      <text:p text:style-name="P1"><text:tab/><text:span text:style-name="T1">Parent</text:span>: &lt;CLEAR&gt;</text:p>
      <text:p text:style-name="P1"><text:tab/><text:span text:style-name="T1">Attributes</text:span>: None</text:p>
      <text:p text:style-name="P1"/>
      <text:p text:style-name="P2">&lt;author&gt;&lt;/author&gt;</text:p>
      <text:p text:style-name="P1"><text:tab/><text:span text:style-name="T2">Description</text:span><text:span text:style-name="T3">:</text:span></text:p>
      <text:p text:style-name="P1"><text:tab/><text:span text:style-name="T3">Contains as content the name of the author of the document.</text:span></text:p>
      <text:p text:style-name="P1"><text:tab/><text:span text:style-name="T2">Parent</text:span><text:span text:style-name="T3">: &lt;file_information&gt;</text:span></text:p>
      <text:p text:style-name="P1"><text:tab/><text:span text:style-name="T2">Attributes</text:span><text:span text:style-name="T3">: None</text:span></text:p>
      <text:p text:style-name="P1"/>
      <text:p text:style-name="P2">&lt;authoring_tool&gt;&lt;/authoring_tool&gt;</text:p>
      <text:p text:style-name="P2"><text:tab/><text:span text:style-name="T1">Description</text:span>:</text:p>
      <text:p text:style-name="P2"><text:tab/>Contains as content the name and version number of the program used to create the document </text:p>
      <text:p text:style-name="P2"><text:span text:style-name="T1"><text:tab/>Parent</text:span>: &lt;file_information&gt;</text:p>
      <text:p text:style-name="P2"><text:span text:style-name="T1"><text:tab/>Attributes: </text:span><text:span text:style-name="T4">None</text:span></text:p>
      <text:p text:style-name="P2"><text:span text:style-name="T4"/></text:p>
      <text:p text:style-name="P2"><text:span text:style-name="T4">&lt;created&gt;&lt;/created&gt;</text:span></text:p>
      <text:p text:style-name="P2"><text:span text:style-name="T1"><text:tab/>Description</text:span>:</text:p>
      <text:p text:style-name="P2"><text:tab/>Contains as content a time stamp of when the document was first created.</text:p>
      <text:p text:style-name="P2"><text:span text:style-name="T1"><text:tab/>Parent</text:span>: &lt;file_information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modified&gt;&lt;/modified&gt;</text:span></text:p>
      <text:p text:style-name="P2"><text:span text:style-name="T1"><text:tab/>Description</text:span>:</text:p>
      <text:p text:style-name="P2"><text:tab/>Contains as content a time stamp of the last time the document was edited.</text:p>
      <text:p text:style-name="P2"><text:soft-page-break/><text:span text:style-name="T1"><text:tab/>Parent</text:span>: &lt;file_information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6"><text:span text:style-name="T4">&lt;scene&gt;&lt;/scene&gt;</text:span></text:p>
      <text:p text:style-name="P4"><text:span text:style-name="T1"><text:tab/>Description</text:span>:</text:p>
      <text:p text:style-name="P4"><text:tab/><text:span text:style-name="T8">Contains the assets and objects used in a scene. It also has a string tag for the name of the scene.</text:span></text:p>
      <text:p text:style-name="P4"><text:span text:style-name="T1"><text:tab/>Parent</text:span>: <text:span text:style-name="T8">&lt;CLEAR&gt;</text:span></text:p>
      <text:p text:style-name="P4"><text:span text:style-name="T1"><text:tab/>Attributes</text:span><text:span text:style-name="T4">: </text:span><text:span text:style-name="T6">none</text:span></text:p>
      <text:p text:style-name="P4"><text:span text:style-name="T4"/></text:p>
      <text:p text:style-name="P2"><text:span text:style-name="T4">&lt;assets&gt;&lt;/assets&gt;</text:span></text:p>
      <text:p text:style-name="P2"><text:span text:style-name="T1"><text:tab/>Description</text:span>:</text:p>
      <text:p text:style-name="P2"><text:tab/>Contains all the materials, lights, and cameras used in the scene.</text:p>
      <text:p text:style-name="P2"><text:span text:style-name="T1"><text:tab/>Parent</text:span>: &lt;<text:span text:style-name="T8">scene</text:span>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material&gt;&lt;/material&gt;</text:span></text:p>
      <text:p text:style-name="P2"><text:span text:style-name="T1"><text:tab/>Description</text:span>:</text:p>
      <text:p text:style-name="P2"><text:tab/>Contains the description of a material as <text:span text:style-name="T7">three color tags representing the </text:span>ambient, diffuse, and <text:tab/>specular <text:span text:style-name="T7">values and a string tag for its name</text:span>. <text:span text:style-name="T7">The ambient color tag must have id='ambient', the <text:tab/>diffuse color tag must have id='diffuse', and the specular color tag must have id='specular'. </text:span></text:p>
      <text:p text:style-name="P2"><text:span text:style-name="T1"><text:tab/>Parent</text:span>: &lt;assets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light&gt;&lt;/light&gt;</text:span></text:p>
      <text:p text:style-name="P2"><text:span text:style-name="T1"><text:tab/>Description</text:span>:</text:p>
      <text:p text:style-name="P3"><text:tab/>Contains the description of a light as a <text:span text:style-name="T7">vec3 tag for its location, two color tags for its </text:span>diffuse and <text:tab/>specular <text:span text:style-name="T7">values, and a string tag for its name</text:span>. <text:span text:style-name="T7">The diffuse color tag must have id='diffuse', and <text:tab/>the specular color tag must have id='specular'. </text:span></text:p>
      <text:p text:style-name="P2"><text:span text:style-name="T1"><text:tab/>Parent</text:span>: &lt;assets&gt;</text:p>
      <text:p text:style-name="P2"><text:span text:style-name="T1"><text:tab/>Attributes</text:span><text:span text:style-name="T4">: None</text:span></text:p>
      <text:p text:style-name="P2"><text:span text:style-name="T4"/></text:p>
      <text:p text:style-name="P2"><text:span text:style-name="T4">&lt;camera&gt;&lt;/camera&gt;</text:span></text:p>
      <text:p text:style-name="P2"><text:span text:style-name="T1"><text:tab/>Description</text:span>:</text:p>
      <text:p text:style-name="P2"><text:tab/>Contains the description of a camera as a <text:span text:style-name="T7">vec3 tag for the location</text:span> <text:span text:style-name="T7">of</text:span> the eye, <text:span text:style-name="T7">a vec3 tag for the <text:tab/>direction it is pointing, a float for the angle of view, and a string tag for its name. The vec3 for <text:tab/>the eye's location must have id='eye' and the vec3 for the direction must have id='direction'.</text:span></text:p>
      <text:p text:style-name="P2"><text:span text:style-name="T1"><text:tab/>Parent</text:span>: <text:span text:style-name="T7">&lt;assets&gt;</text:span></text:p>
      <text:p text:style-name="P2"><text:span text:style-name="T1"><text:tab/>Attributes</text:span><text:span text:style-name="T4">: </text:span><text:span text:style-name="T5">None</text:span></text:p>
      <text:p text:style-name="P2"><text:span text:style-name="T5"/></text:p>
      <text:p text:style-name="P6"><text:span text:style-name="T5">&lt;</text:span><text:span text:style-name="T4">objects&gt;&lt;/objects&gt;</text:span></text:p>
      <text:p text:style-name="P4"><text:span text:style-name="T1"><text:tab/>Description</text:span>:</text:p>
      <text:p text:style-name="P4"><text:tab/><text:span text:style-name="T8">Contains all the objects in the scene.</text:span></text:p>
      <text:p text:style-name="P4"><text:span text:style-name="T1"><text:tab/>Parent</text:span>: <text:span text:style-name="T8">&lt;scene&gt;</text:span></text:p>
      <text:p text:style-name="P4"><text:span text:style-name="T1"><text:tab/>Attributes</text:span><text:span text:style-name="T4">: </text:span><text:span text:style-name="T6">None</text:span></text:p>
      <text:p text:style-name="P4"><text:span text:style-name="T6"/></text:p>
      <text:p text:style-name="P6"><text:span text:style-name="T4">&lt;sphere&gt;&lt;/sphere&gt;</text:span></text:p>
      <text:p text:style-name="P4"><text:span text:style-name="T1"><text:tab/>Description</text:span>:</text:p>
      <text:p text:style-name="P4"><text:tab/><text:span text:style-name="T8">Contains the properties of a sphere. This consists of a vec3 tag for its center, a float tag for its <text:tab/>radius, a string tag for its material's name, and a string tag for it's name. The string tag for the </text:span><text:soft-page-break/><text:span text:style-name="T8"><text:tab/>material must have id='material_name' and the string tag for its name must have id='name'. </text:span></text:p>
      <text:p text:style-name="P4"><text:span text:style-name="T1"><text:tab/>Parent</text:span>: <text:span text:style-name="T8">&lt;object&gt;</text:span></text:p>
      <text:p text:style-name="P4"><text:span text:style-name="T1"><text:tab/>Attributes</text:span><text:span text:style-name="T4">: </text:span><text:span text:style-name="T6">None</text:span></text:p>
      <text:p text:style-name="P2"><text:span text:style-name="T5"/></text:p>
      <text:p text:style-name="P5"><text:span text:style-name="T4">&lt;vec3&gt;&lt;/vec3&gt;</text:span></text:p>
      <text:p text:style-name="P3"><text:span text:style-name="T1"><text:tab/>Description</text:span>:</text:p>
      <text:p text:style-name="P3"><text:tab/><text:span text:style-name="T7">Contains as content the values for a three element vector. The values will be interpreted as <text:tab/>floats.</text:span></text:p>
      <text:p text:style-name="P3"><text:span text:style-name="T1"><text:tab/>Parent</text:span>: <text:span text:style-name="T7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vector.</text:span></text:p>
      <text:p text:style-name="P3"><text:span text:style-name="T5"/></text:p>
      <text:p text:style-name="P5"><text:span text:style-name="T4">&lt;color&gt;&lt;/color&gt;</text:span></text:p>
      <text:p text:style-name="P3"><text:span text:style-name="T1"><text:tab/>Description</text:span>:</text:p>
      <text:p text:style-name="P3"><text:tab/><text:span text:style-name="T7">Contains as content the values for an rgba color. The values must be floats in the range [0-1].</text:span></text:p>
      <text:p text:style-name="P3"><text:span text:style-name="T1"><text:tab/>Parent</text:span>: <text:span text:style-name="T7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color.</text:span></text:p>
      <text:p text:style-name="P3"><text:span text:style-name="T4"/></text:p>
      <text:p text:style-name="P5"><text:span text:style-name="T4">&lt;float&gt;&lt;/float&gt;</text:span></text:p>
      <text:p text:style-name="P3"><text:span text:style-name="T1"><text:tab/>Description</text:span>:</text:p>
      <text:p text:style-name="P3"><text:tab/><text:span text:style-name="T7">Contains as content a single float value.</text:span></text:p>
      <text:p text:style-name="P3"><text:span text:style-name="T1"><text:tab/>Parent</text:span>: <text:span text:style-name="T7">Many</text:span></text:p>
      <text:p text:style-name="P3"><text:span text:style-name="T1"><text:tab/>Attributes</text:span><text:span text:style-name="T4">:</text:span></text:p>
      <text:p text:style-name="P3"><text:span text:style-name="T4"><text:tab/><text:tab/></text:span><text:span text:style-name="T5">id: An identifier tag to help determine the intended use for the float.</text:span></text:p>
      <text:p text:style-name="P3"><text:span text:style-name="T5"/></text:p>
      <text:p text:style-name="P5"><text:span text:style-name="T4">&lt;string&gt;&lt;/string&gt;</text:span></text:p>
      <text:p text:style-name="P3"><text:span text:style-name="T1"><text:tab/>Description</text:span>:</text:p>
      <text:p text:style-name="P3"><text:tab/><text:span text:style-name="T7">Contains as content a string of characters. </text:span></text:p>
      <text:p text:style-name="P3"><text:span text:style-name="T1"><text:tab/>Parent</text:span>: <text:span text:style-name="T7">Many</text:span></text:p>
      <text:p text:style-name="P3"><text:span text:style-name="T1"><text:tab/>Attributes</text:span>:</text:p>
      <text:p text:style-name="P3"><text:tab/><text:tab/><text:span text:style-name="T7">id: An identifier tag to help determine the intended use for the string.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41:30.593000000</meta:creation-date>
    <dc:date>2016-11-21T19:22:53.297000000</dc:date>
    <meta:editing-duration>PT8M1S</meta:editing-duration>
    <meta:editing-cycles>1</meta:editing-cycles>
    <meta:document-statistic meta:table-count="0" meta:image-count="0" meta:object-count="0" meta:page-count="3" meta:paragraph-count="99" meta:word-count="586" meta:character-count="3951" meta:non-whitespace-character-count="3363"/>
    <meta:generator>LibreOffice/5.0.5.2$Windows_x86 LibreOffice_project/55b006a02d247b5f7215fc6ea0fde844b30035b3</meta:generator>
  </office:meta>
</office:document-meta>
</file>